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2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Dec Analysi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Arm Length</text:p>
          </table:table-cell>
          <table:table-cell office:value-type="float" office:value="270">
            <text:p>270</text:p>
          </table:table-cell>
          <table:table-cell table:number-columns-repeated="3"/>
          <table:table-cell office:value-type="string">
            <text:p>Total Travel</text:p>
          </table:table-cell>
          <table:table-cell table:formula="of:=DEGREES(ACOS(([.C8]^2-[.C5]^2-[.C4]^2)/(-2*[.C4]*[.C5])))-DEGREES(ACOS(([.C7]^2-[.C5]^2-[.C4]^2)/(-2*[.C4]*[.C5])))" office:value-type="float" office:value="57.6625057089397">
            <text:p>57.66</text:p>
          </table:table-cell>
          <table:table-cell office:value-type="string">
            <text:p>Deg</text:p>
          </table:table-cell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Min Distance</text:p>
          </table:table-cell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x Distance</text:p>
          </table:table-cell>
          <table:table-cell office:value-type="float" office:value="350">
            <text:p>350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step/mm</text:p>
          </table:table-cell>
          <table:table-cell table:style-name="ce1" table:formula="of:=1/(4/60*16/400/16)" office:value-type="float" office:value="6000">
            <text:p>60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cation</text:p>
          </table:table-cell>
          <table:table-cell table:formula="of:=AVERAGE([.C7:.C8])" office:value-type="float" office:value="232.5">
            <text:p>232.5</text:p>
          </table:table-cell>
          <table:table-cell table:number-columns-repeated="3"/>
          <table:table-cell office:value-type="string">
            <text:p>arcsec/mm</text:p>
          </table:table-cell>
          <table:table-cell table:formula="of:=(DEGREES(ACOS((([.C13]+1)^2-[.C5]^2-[.C4]^2)/(-2*[.C4]*[.C5])))-DEGREES(ACOS(([.C13]^2-[.C5]^2-[.C4]^2)/(-2*[.C4]*[.C5]))))*3600" office:value-type="float" office:value="867.391429575656">
            <text:p>867.39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m/arcsec</text:p>
          </table:table-cell>
          <table:table-cell table:style-name="ce2" table:formula="of:=1/[.H13]" office:value-type="float" office:value="0.00115288203906882">
            <text:p>0.00115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tep/arcsec</text:p>
          </table:table-cell>
          <table:table-cell table:formula="of:=[.H14]*[.C12]" office:value-type="float" office:value="6.91729223441291">
            <text:p>6.9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2017-09-09</text:date>, <text:time>18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2S</meta:editing-duration>
    <meta:editing-cycles>3</meta:editing-cycles>
    <meta:generator>OpenOffice/4.1.0$Win32 OpenOffice.org_project/410m18$Build-9764</meta:generator>
    <dc:date>2017-09-09T18:34:30.81</dc:date>
    <dc:creator>Tyler Gerritsen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